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font-weight="bold" officeooo:rsid="00022775" officeooo:paragraph-rsid="00079ae7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b5761" officeooo:paragraph-rsid="00079ae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00" fo:font-weight="bold" officeooo:rsid="00079ae7" officeooo:paragraph-rsid="0009d0c3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00" fo:font-weight="bold" officeooo:rsid="00079ae7" officeooo:paragraph-rsid="000a0ec4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00" fo:font-size="10pt" fo:font-weight="bold" officeooo:rsid="00079ae7" officeooo:paragraph-rsid="000ac066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00" fo:font-size="10pt" fo:font-weight="bold" officeooo:rsid="00079ae7" officeooo:paragraph-rsid="000cbb01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00" fo:font-size="10pt" fo:font-weight="bold" officeooo:rsid="000d9dcb" officeooo:paragraph-rsid="000d9dcb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-1cm" fo:line-height="100%" fo:text-indent="0cm" style:auto-text-indent="false" fo:background-color="transparent"/>
      <style:text-properties fo:color="#0000ff" fo:font-size="10pt" fo:font-weight="bold" officeooo:rsid="000a0ec4" officeooo:paragraph-rsid="000a0ec4" style:font-size-asian="10pt" style:font-weight-asian="bold" style:font-size-complex="10pt" style:font-weight-complex="bold"/>
    </style:style>
    <style:style style:name="T1" style:family="text">
      <style:text-properties officeooo:rsid="00022775"/>
    </style:style>
    <style:style style:name="T2" style:family="text">
      <style:text-properties officeooo:rsid="0010b1bf"/>
    </style:style>
    <style:style style:name="T3" style:family="text">
      <style:text-properties officeooo:rsid="00079ae7"/>
    </style:style>
    <style:style style:name="T4" style:family="text">
      <style:text-properties style:font-name="Century Schoolbook" fo:font-size="11pt" fo:font-weight="normal" style:font-size-asian="11pt" style:font-weight-asian="normal" style:font-name-complex="Century Schoolbook" style:font-weight-complex="normal"/>
    </style:style>
    <style:style style:name="T5" style:family="text">
      <style:text-properties style:font-name="Century Schoolbook" fo:font-size="11pt" fo:font-weight="normal" officeooo:rsid="0002490c" style:font-size-asian="11pt" style:font-weight-asian="normal" style:font-name-complex="Century Schoolbook" style:font-weight-complex="normal"/>
    </style:style>
    <style:style style:name="T6" style:family="text">
      <style:text-properties style:font-name="Century Schoolbook" fo:font-size="11pt" fo:font-weight="normal" officeooo:rsid="0009d0c3" style:font-size-asian="11pt" style:font-weight-asian="normal" style:font-name-complex="Century Schoolbook" style:font-weight-complex="normal"/>
    </style:style>
    <style:style style:name="T7" style:family="text">
      <style:text-properties style:font-name="Century Schoolbook" fo:font-size="11pt" fo:font-weight="normal" officeooo:rsid="000ac066" style:font-size-asian="11pt" style:font-weight-asian="normal" style:font-name-complex="Century Schoolbook" style:font-weight-complex="normal"/>
    </style:style>
    <style:style style:name="T8" style:family="text">
      <style:text-properties style:font-name="Century Schoolbook" fo:font-size="11pt" fo:font-weight="normal" style:font-size-asian="11pt" style:font-weight-asian="normal" style:font-name-complex="Century Schoolbook" style:font-size-complex="11pt" style:font-weight-complex="normal"/>
    </style:style>
    <style:style style:name="T9" style:family="text">
      <style:text-properties style:font-name="Century Schoolbook" fo:font-size="11pt" fo:font-weight="normal" officeooo:rsid="00091ec2" style:font-size-asian="11pt" style:font-weight-asian="normal" style:font-name-complex="Century Schoolbook" style:font-size-complex="11pt" style:font-weight-complex="normal"/>
    </style:style>
    <style:style style:name="T10" style:family="text">
      <style:text-properties style:font-name="Century Schoolbook" fo:font-size="11pt" fo:font-weight="normal" officeooo:rsid="0009d0c3" style:font-size-asian="11pt" style:font-weight-asian="normal" style:font-name-complex="Century Schoolbook" style:font-size-complex="11pt" style:font-weight-complex="normal"/>
    </style:style>
    <style:style style:name="T11" style:family="text">
      <style:text-properties style:font-name="Century Schoolbook" fo:font-weight="normal" style:font-weight-asian="normal" style:font-name-complex="Century Schoolbook" style:font-weight-complex="normal"/>
    </style:style>
    <style:style style:name="T12" style:family="text">
      <style:text-properties style:font-name="Century Schoolbook" fo:font-weight="normal" officeooo:rsid="0009d0c3" style:font-weight-asian="normal" style:font-name-complex="Century Schoolbook" style:font-weight-complex="normal"/>
    </style:style>
    <style:style style:name="T13" style:family="text">
      <style:text-properties style:font-name="Century Schoolbook" fo:font-weight="normal" officeooo:rsid="000ac066" style:font-weight-asian="normal" style:font-name-complex="Century Schoolbook" style:font-weight-complex="normal"/>
    </style:style>
    <style:style style:name="T14" style:family="text">
      <style:text-properties officeooo:rsid="0009d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beitsauftrag Deutsch <text:tab/><text:tab/><text:tab/>Klasse <text:span text:style-name="T1">1</text:span>A<text:span text:style-name="T2">HIT</text:span><text:tab/><text:tab/>Datum: <text:span text:style-name="T14">10. und 11.</text:span> 1<text:span text:style-name="T3">2</text:span>. 2020</text:p>
      <text:p text:style-name="P1"/>
      <text:p text:style-name="P3"><text:span text:style-name="T5">1</text:span><text:span text:style-name="T4">. </text:span><text:span text:style-name="T6">Verfasse die</text:span><text:span text:style-name="T9"> Inhaltsangabe zu </text:span><text:span text:style-name="T8">"No exit"</text:span><text:span text:style-name="T9"> im Umfang von 150 bis 200 Worten und </text:span><text:span text:style-name="T10">lade den Text </text:span><text:span text:style-name="T9">am Abgabeordner hoch. <text:line-break/></text:span><text:span text:style-name="T4"><text:line-break/>2. Information </text:span><text:span text:style-name="T6">in "das deutsch buch 1/2" (= weißer Übungsband) auf S. 84 (im rot eingerahmten Merkfeld) </text:span><text:span text:style-name="T4">über d</text:span><text:span text:style-name="T6">ie Regeln zur Mitlautverdopplung!<text:line-break/><text:line-break/>3. Übe die Aufgabenstellungen 1 bis 8 auf den folgenden Seiten. Du kannst die Lösungen im Buch eintragen (vielleicht mit Bleistift, damit du Fehler später - beim Vergleichen - leichter ausbessern kannst). </text:span></text:p>
      <text:p text:style-name="P3"><text:span text:style-name="T6"/></text:p>
      <text:p text:style-name="P3"><text:span text:style-name="T6">4. Informiere dich im selben Buch auf S. 88 über das "Sonderproblem" der Mitlautschreibung, nämlich die z- und k-Schreibung. <text:line-break/></text:span></text:p>
      <text:p text:style-name="P8"><text:span text:style-name="T12">H</text:span><text:span text:style-name="T11">ier eine vereinfachte Form der Rechtschreibregel:<text:line-break/>- doppel z bzw doppel k treten nur in Fremdworten auf (schwierig ist aber mitunter, zu erkennen, <text:line-break/> <text:s/>ob es sich um ein Fremdwort handelt)</text:span><text:span text:style-name="T13"> <text:s/>Beispiel = Pizza, Sakko</text:span><text:span text:style-name="T11"><text:line-break/>- </text:span><text:span text:style-name="T13">als </text:span><text:span text:style-name="T11">Mitlautverdopplung </text:span><text:span text:style-name="T13">gilt</text:span><text:span text:style-name="T11"> tz bzw. ck (nicht zz/kk) und tritt nach kurz gesprochenen Selbstlauten <text:s text:c="5"/></text:span></text:p>
      <text:p text:style-name="P8"><text:span text:style-name="T11"><text:s text:c="2"/>auf (siehe allgemeine Regeln für die Mitlautschreibung S. </text:span><text:span text:style-name="T13">84) Beispiel = Katze, Decke<text:line-break/>- einfaches z od. k kommt in allen anderen Fällen (nach lang gesprochenen Selbstlauten, Zwielau-­<text:line-break/> <text:s/>ten wie ei, eu au oder Mitlauten) Beispiel = heizen, Arzt, flink </text:span></text:p>
      <text:p text:style-name="P4"><text:span text:style-name="T6"/></text:p>
      <text:p text:style-name="P6"><text:span text:style-name="T7">5</text:span><text:span text:style-name="T6">.</text:span><text:span text:style-name="T7"> Übe Aufgabenstellung 9, 10 und 11 auf der selben Seite (im Buch od. deiner Mappe)</text:span><text:span text:style-name="T6"> <text:line-break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4">Viel Erfolg beim Ü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Pregartner</meta:initial-creator>
    <meta:creation-date>2020-12-04T00:25:44.176415482</meta:creation-date>
    <dc:date>2020-12-09T12:05:12.711497696</dc:date>
    <dc:creator>Anna Pregartner</dc:creator>
    <meta:editing-duration>PT2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14" meta:character-count="1340" meta:non-whitespace-character-count="1107"/>
  </office:meta>
</office:document-meta>
</file>